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Problemformulering</text:p>
      <text:p text:style-name="Normal">Projektet som skulle skapas var ett program som ska spara och hämta statistik för lagsporter i en databas. Användaren ska kunna lägga till sporter, lag, matcher,<text:s/>resultat och annan relevant information i databasen. Sedan ska användaren kunna söka igenom databasen, för att till exempel kunna visa en lista av alla matcher i en liga eller säsong, alla lag som spelar en viss sport. Relevanta tabeller ska även kunna genereras från innehållet i databasen filtrerat på olika alternativ.</text:p>
      <text:p text:style-name="Normal">Kommunikationen mellan användaren och databasen ska ske via en webbserver.</text:p>
      <text:p text:style-name="Normal">Avgränsningar</text:p>
      <text:p text:style-name="Normal">Fokus på arbetet har varit att utveckla affärslogiken, då målet med kursen inte är att lära sig skapa<text:s/>grafiska gränssnitt. För att inte ta tid från användandet av de vanliga designmönster och arbetssätt som är relevanta för kursen har vi därför begränsat gränssnittet till att vara funktionellt vid testning av affärslogiken.</text:p>
      <text:p text:style-name="Normal">Resultat</text:p>
      <text:p text:style-name="Normal">Systemet består av en<text:s/>webbapplikation som använder sig av spark ramverket för att svara på http requests. I systemets spark endpoints anropas metoder som skapar och kör de serviceklasser som utför arbetet i systemet. Spark delen av systemet ligger i ett separat projekt, SportStatsSpart som har ett beroende till projektet som är huvuddelen av systemet, SportStats. SportStats är uppdelat i ett affärslogik lager, ett domän lager och ett datalager (Spark projektet är fasad lagret). Affärslogik lagret består service klasser som utför<text:s/>olika uppgifter och broker klasser som skapar domänklasserna. Serviceklasserna är skrivna med command mönstret och körs i en klass ServiceRunner som öppnar databasen och kör servicen. I domänlagret finns klasser som representerar domän objekten såsom lag,<text:s/>matcher, sporter osv. Domänklasserna används främst som en mellanhand mellan datalagret och serviceklasserna.<text:s/>Domän objektens tillstånds sparas med activeJDBC till en SQL databas och tillhandahålls via DAO objekt som injiceras i domänobjektens konstruktorer.</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Standardstycketeckensnitt" style:display-name="Standardstycketeckensnit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ebastian Veiret</meta:initial-creator>
    <dc:creator>Sebastian Veiret</dc:creator>
    <meta:creation-date>2018-05-23T09:16:00Z</meta:creation-date>
    <dc:date>2018-05-29T10:12:00Z</dc:date>
    <meta:template xlink:href="Normal.dotm" xlink:type="simple"/>
    <meta:editing-cycles>20</meta:editing-cycles>
    <meta:editing-duration>PT5040S</meta:editing-duration>
    <meta:document-statistic meta:page-count="1" meta:paragraph-count="3" meta:word-count="313" meta:character-count="1975" meta:row-count="13" meta:non-whitespace-character-count="1665"/>
  </office:meta>
</office:document-meta>
</file>